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8000006DACBABFE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adornments="Standard" style:font-pitch="fixed"/>
    <style:font-face style:name="Ubuntu Condensed1" svg:font-family="'Ubuntu Condensed'" style:font-adornments="Fett" style:font-pitch="variable"/>
    <style:font-face style:name="Ubuntu Condensed" svg:font-family="'Ubuntu Condensed'" style:font-adornments="Standard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VorlageKopfzeile">
      <style:paragraph-properties fo:margin-left="0cm" fo:margin-right="0cm" fo:text-indent="0cm" style:auto-text-indent="false"/>
    </style:style>
    <style:style style:name="P2" style:family="paragraph" style:parent-style-name="VorlageKopfzeil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7.815cm" style:type="right"/>
        </style:tab-stops>
      </style:paragraph-properties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adornments="Standard" style:font-pitch="fixed"/>
    <style:font-face style:name="Ubuntu Condensed1" svg:font-family="'Ubuntu Condensed'" style:font-adornments="Fett" style:font-pitch="variable"/>
    <style:font-face style:name="Ubuntu Condensed" svg:font-family="'Ubuntu Condensed'" style:font-adornments="Standard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Mono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 Light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499cm"/>
          <style:tab-stop style:position="8.5cm"/>
          <style:tab-stop style:position="17cm" style:type="right"/>
        </style:tab-stops>
      </style:paragraph-properties>
      <style:text-properties fo:color="#666666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Ubuntu Condensed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buntu Condensed1"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 Condensed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size-asian="10.5pt" style:font-weight-asian="bold" style:font-weight-complex="bold"/>
    </style:style>
    <style:style style:name="VorlageKopfzeile" style:family="paragraph" style:parent-style-name="Standard" style:master-page-name="">
      <style:paragraph-properties fo:margin="100%" fo:margin-left="0.101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color="#666666" fo:font-size="10pt" style:font-size-asian="10.5pt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579d1c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VorlageTabelleKopfzeile" style:family="table">
      <style:table-properties style:width="17.992cm" table:align="left"/>
    </style:style>
    <style:style style:name="VorlageTabelleKopfzeile.A" style:family="table-column">
      <style:table-column-properties style:column-width="4.905cm"/>
    </style:style>
    <style:style style:name="VorlageTabelleKopfzeile.B" style:family="table-column">
      <style:table-column-properties style:column-width="7.001cm"/>
    </style:style>
    <style:style style:name="VorlageTabelleKopfzeile.C" style:family="table-column">
      <style:table-column-properties style:column-width="6.085cm"/>
    </style:style>
    <style:style style:name="VorlageTabelleKopfzeile.A1" style:family="table-cell">
      <style:table-cell-properties fo:background-color="transparent" fo:padding="0.101cm" fo:border="none">
        <style:background-image/>
      </style:table-cell-properties>
    </style:style>
    <style:style style:name="VorlageTabelleKopfzeile.B1" style:family="table-cell">
      <style:table-cell-properties fo:padding="0.101cm" fo:border="none"/>
    </style:style>
    <style:style style:name="VorlageTabelleKopfzeile.C1" style:family="table-cell">
      <style:table-cell-properties fo:padding="0.101cm" fo:border="none"/>
    </style:style>
    <style:style style:name="MP1" style:family="paragraph" style:parent-style-name="VorlageKopfzeil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MP2" style:family="paragraph" style:parent-style-name="VorlageKopfzeile">
      <style:paragraph-properties fo:margin-left="0cm" fo:margin-right="0cm" fo:text-indent="0cm" style:auto-text-indent="false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815cm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VorlageTabelleKopfzeile" table:style-name="VorlageTabelleKopfzeile">
          <table:table-column table:style-name="VorlageTabelleKopfzeile.A"/>
          <table:table-column table:style-name="VorlageTabelleKopfzeile.B"/>
          <table:table-column table:style-name="VorlageTabelleKopfzeile.C"/>
          <table:table-row>
            <table:table-cell table:style-name="VorlageTabelleKopfzeile.A1" office:value-type="string">
              <text:p text:style-name="VorlageKopfzeile"><draw:frame draw:style-name="Mfr1" draw:name="VorlageHintergrund" text:anchor-type="paragraph" svg:x="-2.833cm" svg:y="-1.101cm" svg:width="21.001cm" svg:height="29.7cm" draw:z-index="0"><draw:image xlink:href="Pictures/10000201000004D8000006DACBABFED9.png" xlink:type="simple" xlink:show="embed" xlink:actuate="onLoad"/></draw:frame>Martin Reisenhofer</text:p>
              <text:p text:style-name="VorlageKopfzeile">Unterrohr 10</text:p>
              <text:p text:style-name="VorlageKopfzeile">AT-8294 Rohr bei Hartberg</text:p>
            </table:table-cell>
            <table:table-cell table:style-name="VorlageTabelleKopfzeile.B1" office:value-type="string">
              <text:p text:style-name="VorlageKopfzeile">Ust. ID - ATU63545569</text:p>
              <text:p text:style-name="VorlageKopfzeile">Mail an <text:s text:c="2"/><text:a xlink:type="simple" xlink:href="mailto:office@funkring.net?subject=Nachricht%20an%20Funkring">office@funkring.net</text:a></text:p>
              <text:p text:style-name="VorlageKopfzeile">AGB unter <text:a xlink:type="simple" xlink:href="http://www.funkring.net/">http://www.funkring.net</text:a></text:p>
            </table:table-cell>
            <table:table-cell table:style-name="VorlageTabelleKopfzeile.C1" office:value-type="string">
              <text:p text:style-name="VorlageKopfzeile"/>
            </table:table-cell>
          </table:table-row>
        </table:table>
        <text:p text:style-name="MP1">------------------------------------------------------------------------------------------------------</text:p>
        <text:p text:style-name="MP2"/>
        <text:p text:style-name="MP2"/>
      </style:header>
      <style:footer>
        <text:p text:style-name="MP3"><text:tab/><text:tab/>Seite 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3-09-16T14:30:15</meta:creation-date>
    <meta:printed-by>Martin Reisenhofer</meta:printed-by>
    <meta:print-date>2014-02-12T14:38:41</meta:print-date>
    <dc:date>2014-02-12T17:14:48</dc:date>
    <dc:creator>Martin Reisenhofer</dc:creator>
    <meta:editing-duration>PT21H40M2S</meta:editing-duration>
    <meta:editing-cycles>36</meta:editing-cycles>
    <meta:generator>LibreOffice/3.5$Linux_X86_64 LibreOffice_project/350m1$Build-2</meta:generator>
    <meta:document-statistic meta:table-count="1" meta:image-count="1" meta:object-count="0" meta:page-count="1" meta:paragraph-count="8" meta:word-count="23" meta:character-count="255" meta:non-whitespace-character-count="236"/>
  </office:meta>
</office:document-meta>
</file>